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 style:list-style-name="L2">
      <style:paragraph-properties fo:margin-top="0.0835in" fo:margin-bottom="0in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.1563in" fo:margin-right="0in" fo:margin-top="0.0835in" fo:margin-bottom="0in" fo:text-align="start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Лабораторная работа 5</text:p>
      <text:p text:style-name="P9">Выполнил студент группы 4.3 ФВТ Уваров Михаил</text:p>
      <text:p text:style-name="P9">Название: <text:span text:style-name="T1">Освоить работу с простейшими алгоритмами шифрования.</text:span></text:p>
      <text:list xml:id="list1280640511" text:style-name="L1">
        <text:list-header>
          <text:p text:style-name="P11">Задание:</text:p>
        </text:list-header>
      </text:list>
      <text:p text:style-name="P10">Разработать программу, обеспечивающую:</text:p>
      <text:list xml:id="list671998357" text:style-name="L2">
        <text:list-item>
          <text:p text:style-name="P12">Шифрование, дешифровку, подбор строк, зашифрованных шифром Цезаря;</text:p>
        </text:list-item>
        <text:list-item>
          <text:p text:style-name="P12">Реализацию алгоритма ROT13</text:p>
        </text:list-item>
      </text:list>
      <text:p text:style-name="P2">Проанализировать полученные результаты.</text:p>
      <text:p text:style-name="P2"/>
      <text:p text:style-name="P6">Ход работы:</text:p>
      <text:p text:style-name="P2">Исходный код доступен:</text:p>
      <text:p text:style-name="P1">https://github.com/freeakk/trivial_crypt</text:p>
      <text:p text:style-name="P2"/>
      <text:p text:style-name="P5">Вывод:</text:p>
      <text:p text:style-name="P2">Шифр Цезаря предлагает только 26 ключей. Это значит, что его просто подобрать. </text:p>
      <text:p text:style-name="P3">encode(DecodedStr, Key) == EncodedStr</text:p>
      <text:p text:style-name="P3">decode(EncodedStr, -Key) == DecodedStr</text:p>
      <text:p text:style-name="P2">Пример работы:</text:p>
      <text:section text:style-name="Sect1" text:name="Section1">
        <text:p text:style-name="P7">(trivial_crypt@omicron)9&gt; E = caesar:encode("secret", 16). <text:s text:c="8"/></text:p>
        <text:p text:style-name="P7">"iushuj" </text:p>
        <text:p text:style-name="P7">(trivial_crypt@omicron)10&gt; caesar:all_variants(E). <text:s text:c="17"/></text:p>
        <text:p text:style-name="P7">[{0,"iushuj"}, </text:p>
        <text:p text:style-name="P7"><text:s/>{1,"htrgti"}, </text:p>
        <text:p text:style-name="P7"><text:s/>{2,"gsqfsh"}, </text:p>
        <text:p text:style-name="P7"><text:s/>{3,"frperg"}, </text:p>
        <text:p text:style-name="P7"><text:s/>{4,"eqodqf"}, </text:p>
        <text:p text:style-name="P7"><text:s/>{5,"dpncpe"}, </text:p>
        <text:p text:style-name="P7"><text:s/>{6,"combod"}, </text:p>
        <text:p text:style-name="P7"><text:s/>{7,"bnlanc"}, </text:p>
        <text:p text:style-name="P7"><text:s/>{8,"amkzmb"}, </text:p>
        <text:p text:style-name="P7"><text:s/>{9,"zljyla"}, </text:p>
        <text:p text:style-name="P7"><text:s/>{10,"ykixkz"}, </text:p>
        <text:p text:style-name="P7"><text:s/>{11,"xjhwjy"}, </text:p>
        <text:p text:style-name="P7"><text:s/>{12,"wigvix"}, </text:p>
        <text:p text:style-name="P7"><text:s/>{13,"vhfuhw"}, </text:p>
        <text:p text:style-name="P7"><text:s/>{14,"ugetgv"}, </text:p>
        <text:p text:style-name="P7"><text:s/>{15,"tfdsfu"}, </text:p>
        <text:p text:style-name="P7"><text:s/>{16,"secret"}, </text:p>
        <text:p text:style-name="P7"><text:s/>{17,"rdbqds"}, </text:p>
        <text:p text:style-name="P7"><text:s/>{18,"qcapcr"}, </text:p>
        <text:p text:style-name="P7"><text:s/>{19,"pbzobq"}, </text:p>
        <text:p text:style-name="P7"><text:s/>{20,"oaynap"}, </text:p>
        <text:p text:style-name="P7"><text:s/>{21,"nzxmzo"}, </text:p>
        <text:p text:style-name="P7"><text:s/>{22,"mywlyn"}, </text:p>
        <text:p text:style-name="P7"><text:s/>{23,"lxvkxm"}, </text:p>
        <text:p text:style-name="P7"><text:s/>{24,"kwujwl"}, </text:p>
        <text:p text:style-name="P7"><text:s/>{25,"jvtivk"}] </text:p>
      </text:section>
      <text:p text:style-name="P2"/>
      <text:p text:style-name="P2">ROT13 обладает свойством</text:p>
      <text:p text:style-name="P3">rot13(rot13(S)) = S</text:p>
      <text:p text:style-name="P4">Пример работы:</text:p>
      <text:p text:style-name="P8">(trivial_crypt@omicron)12&gt; rot13:encode("Test"). </text:p>
      <text:p text:style-name="P8">"Grfg" </text:p>
      <text:p text:style-name="P8">(trivial_crypt@omicron)13&gt; rot13:encode(rot13:encode("Test")). </text:p>
      <text:p text:style-name="P8">"Test" </text:p>
      <text:p text:style-name="P14"><text:soft-page-break/>Сциталь</text:p>
      <text:p text:style-name="P14"/>
      <text:p text:style-name="P14">Вишине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6862in" fo:margin-bottom="0.780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8S</meta:editing-duration>
    <meta:editing-cycles>5</meta:editing-cycles>
    <meta:generator>LibreOffice/3.4$Linux LibreOffice_project/340m1$Build-302</meta:generator>
    <dc:date>2011-12-15T19:32:11</dc:date>
    <meta:document-statistic meta:table-count="0" meta:image-count="0" meta:object-count="0" meta:page-count="2" meta:paragraph-count="54" meta:word-count="115" meta:character-count="1301" meta:non-whitespace-character-count="1158"/>
    <meta:user-defined meta:name="Info 1"/>
    <meta:user-defined meta:name="Info 2"/>
    <meta:user-defined meta:name="Info 3"/>
    <meta:user-defined meta:name="Info 4"/>
  </office:meta>
</office:document-meta>
</file>